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13e538" officeooo:paragraph-rsid="0013e53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3e538" officeooo:paragraph-rsid="0013e53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fo:font-weight="bold" officeooo:rsid="0015c365" officeooo:paragraph-rsid="0015c365" style:font-size-asian="17.5pt" style:font-style-asian="italic" style:font-weight-asian="bold" style:font-size-complex="2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Комікс: “W — це відплата”</text:p>
      <text:p text:style-name="P1">План:</text:p>
      <text:p text:style-name="P2">...</text:p>
      <text:p text:style-name="P1">Сюжет:</text:p>
      <text:p text:style-name="P2">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2:41:25.091596114</meta:creation-date>
    <dc:date>2023-03-23T22:46:25.160938535</dc:date>
    <meta:editing-duration>PT1M47S</meta:editing-duration>
    <meta:editing-cycles>2</meta:editing-cycles>
    <meta:generator>LibreOffice/7.5.1.2$Linux_X86_64 LibreOffice_project/50$Build-2</meta:generator>
    <meta:document-statistic meta:table-count="0" meta:image-count="0" meta:object-count="0" meta:page-count="1" meta:paragraph-count="5" meta:word-count="8" meta:character-count="42" meta:non-whitespace-character-count="38"/>
  </office:meta>
</office:document-meta>
</file>